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92cm"/>
    </style:style>
    <style:style style:name="co3" style:family="table-column">
      <style:table-column-properties fo:break-before="auto" style:column-width="4.334cm"/>
    </style:style>
    <style:style style:name="co4" style:family="table-column">
      <style:table-column-properties fo:break-before="auto" style:column-width="5.443cm"/>
    </style:style>
    <style:style style:name="co5" style:family="table-column">
      <style:table-column-properties fo:break-before="auto" style:column-width="3.445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4.38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ackground-color="#1c1c1c" fo:border-left="none" fo:border-right="none" fo:border-top="none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fo:background-color="#ffcccc"/>
    </style:style>
    <style:style style:name="ce10" style:family="table-cell" style:parent-style-name="Default">
      <style:table-cell-properties fo:background-color="#ffcccc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5" style:family="table-cell" style:parent-style-name="Default">
      <style:table-cell-properties fo:background-color="#99ff99"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#ffcccc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Default" style:data-style-name="N70">
      <style:table-cell-properties fo:border-bottom="0.002cm solid #000000" fo:border-left="none" fo:border-right="none" fo:border-top="none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ackground-color="#ffffff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1" office:value-type="string" table:number-columns-spanned="2" table:number-rows-spanned="2">
            <text:p>Projektplan</text:p>
          </table:table-cell>
          <table:covered-table-cell/>
          <table:table-cell table:number-columns-repeated="6"/>
        </table:table-row>
        <table:table-row table:style-name="ro1">
          <table:table-cell table:number-columns-repeated="3"/>
          <table:covered-table-cell table:number-columns-repeated="2"/>
          <table:table-cell table:number-columns-repeated="6"/>
        </table:table-row>
        <table:table-row table:style-name="ro1">
          <table:table-cell table:number-columns-repeated="7"/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>
            <text:p>Datum/KW</text:p>
          </table:table-cell>
          <table:table-cell table:style-name="ce3" office:value-type="string">
            <text:p>Aktivität</text:p>
          </table:table-cell>
          <table:table-cell table:style-name="ce3" office:value-type="string">
            <text:p>1. Unteraktivität</text:p>
          </table:table-cell>
          <table:table-cell table:style-name="ce3" office:value-type="string">
            <text:p>2. Unteraktivität</text:p>
          </table:table-cell>
          <table:table-cell table:style-name="ce12" office:value-type="string">
            <text:p>Workload geplant</text:p>
          </table:table-cell>
          <table:table-cell table:style-name="ce17" office:value-type="string">
            <text:p>Workload tatsächlich</text:p>
          </table:table-cell>
          <table:table-cell/>
          <table:table-cell table:style-name="ce9" office:value-type="string">
            <text:p>Markus Ernst</text:p>
          </table:table-cell>
        </table:table-row>
        <table:table-row table:style-name="ro1">
          <table:table-cell table:number-columns-repeated="4"/>
          <table:table-cell table:style-name="ce4" office:value-type="string">
            <text:p>Exposé</text:p>
          </table:table-cell>
          <table:table-cell table:style-name="ce4" table:number-columns-repeated="2"/>
          <table:table-cell table:style-name="ce13" office:value-type="float" office:value="8">
            <text:p>8</text:p>
          </table:table-cell>
          <table:table-cell table:style-name="ce18" office:value-type="float" office:value="1.5">
            <text:p>1,5</text:p>
          </table:table-cell>
          <table:table-cell/>
          <table:table-cell table:style-name="ce8" office:value-type="string">
            <text:p>Roman Seibt</text:p>
          </table:table-cell>
        </table:table-row>
        <table:table-row table:style-name="ro1">
          <table:table-cell table:number-columns-repeated="4"/>
          <table:table-cell table:style-name="ce5" table:number-columns-repeated="3"/>
          <table:table-cell table:style-name="ce14" table:number-columns-repeated="2"/>
          <table:table-cell/>
          <table:table-cell table:style-name="ce22" office:value-type="string">
            <text:p>Gemeinsam</text:p>
          </table:table-cell>
        </table:table-row>
        <table:table-row table:style-name="ro1">
          <table:table-cell table:number-columns-repeated="5"/>
          <table:table-cell table:style-name="ce4" office:value-type="string">
            <text:p>Idee finden</text:p>
          </table:table-cell>
          <table:table-cell table:style-name="ce4"/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rainstorming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>
            <text:p>Recherche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>
            <text:p>Ausarbeitung</text:p>
          </table:table-cell>
          <table:table-cell table:style-name="ce4"/>
          <table:table-cell table:style-name="ce13" office:value-type="float" office:value="4">
            <text:p>4</text:p>
          </table:table-cell>
          <table:table-cell table:style-name="ce13" office:value-type="float" office:value="3.5">
            <text:p>3,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9" office:value-type="string">
            <text:p>Gliederung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>
            <text:p>Überarbeitung</text:p>
          </table:table-cell>
          <table:table-cell table:number-columns-repeated="2" table:style-name="ce15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0" office:value-type="string">
            <text:p>Fragenstellung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,5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1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>
            <text:p>Feedback</text:p>
          </table:table-cell>
          <table:table-cell table:style-name="ce4"/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Überarbeitung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4" office:value-type="string">
            <text:p>Meilenstein 2</text:p>
          </table:table-cell>
          <table:table-cell table:style-name="ce6" office:value-type="string">
            <text:p>MS1 12.10.2015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>
            <text:p>Zielhierarchie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Zielgliederung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Marktrecherche</text:p>
          </table:table-cell>
          <table:table-cell table:style-name="ce4"/>
          <table:table-cell table:number-columns-repeated="2" table:style-name="ce4" office:value-type="float" office:value="3.5">
            <text:p>3,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echerche</text:p>
          </table:table-cell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Vor-/Nachteile</text:p>
          </table:table-cell>
          <table:table-cell table:number-columns-repeated="2" office:value-type="float" office:value="0.5">
            <text:p>0,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Domänenrecherche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19" office:value-type="float" office:value="1.5">
            <text:p>1 1/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echerche</text:p>
          </table:table-cell>
          <table:table-cell office:value-type="float" office:value="2">
            <text:p>2</text:p>
          </table:table-cell>
          <table:table-cell table:style-name="ce20" office:value-type="float" office:value="0.5">
            <text:p>0,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Alleinstellungsmerkmale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bwägungen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style-name="ce20" office:value-type="float" office:value="0.5">
            <text:p>0,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Methodischer Rahmen</text:p>
          </table:table-cell>
          <table:table-cell table:style-name="ce4"/>
          <table:table-cell table:number-columns-repeated="2" table:style-name="ce4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>
            <text:p>Wahl des Vorgehensmodells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>
            <text:p>Methoden wählen/begründen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Kommunikationsmodell</text:p>
          </table:table-cell>
          <table:table-cell table:style-name="ce4"/>
          <table:table-cell table:number-columns-repeated="2" table:style-name="ce4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kizze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Risiken</text:p>
          </table:table-cell>
          <table:table-cell table:style-name="ce4"/>
          <table:table-cell table:style-name="ce4" office:value-type="float" office:value="1.5">
            <text:p>1,5</text:p>
          </table:table-cell>
          <table:table-cell table:style-name="ce19" office:value-type="float" office:value="2.5">
            <text:p>2 1/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isiken erörter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0.5">
            <text:p>0,5</text:p>
          </table:table-cell>
          <table:table-cell table:style-name="ce20" office:value-type="float" office:value="0.5">
            <text:p>0,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roof of Concepts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etrachtung Risike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Recherch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" office:value-type="string">
            <text:p>Architekturdiagramm</text:p>
          </table:table-cell>
          <table:table-cell table:style-name="ce4"/>
          <table:table-cell table:style-name="ce4" office:value-type="float" office:value="4.5">
            <text:p>4,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kizze</text:p>
          </table:table-cell>
          <table:table-cell office:value-type="float" office:value="1.5">
            <text:p>1,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Modell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Architekturbegründung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>
            <text:p>MS2 26.10.2015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>
            <text:p>Dokumentation der PoCs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Benutzermodelle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>
            <text:p>Ausarbeitung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>
            <text:p>Personae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Benutzungsmodelle</text:p>
          </table:table-cell>
          <table:table-cell table:style-name="ce4"/>
          <table:table-cell table:style-name="ce4" office:value-type="float" office:value="9">
            <text:p>9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table:style-name="ce10" office:value-type="string">
            <text:p>präskriptiv</text:p>
          </table:table-cell>
          <table:table-cell table:style-name="ce16" office:value-type="float" office:value="3">
            <text:p>3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6"/>
          <table:table-cell table:style-name="ce10" office:value-type="string">
            <text:p>descriptiv</text:p>
          </table:table-cell>
          <table:table-cell table:style-name="ce16" office:value-type="float" office:value="6">
            <text:p>6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Anforderungen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rainstormin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eilenstein 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7" office:value-type="string">
            <text:p>MS3 9.11.2015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>
            <text:p>Datenstrukturen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>
            <text:p>Analyse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6"/>
          <table:table-cell table:style-name="ce8" office:value-type="string">
            <text:p>Ausarbeitung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WBA-Modellierungen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ce9" office:value-type="string">
            <text:p>Entwicklung</text:p>
          </table:table-cell>
          <table:table-cell table:style-name="ce9" office:value-type="float" office:value="20">
            <text:p>20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rototypen UI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table:style-name="ce10" office:value-type="string">
            <text:p>Entwicklung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>
            <text:p>MS4 30.11.2015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>
            <text:p>Funktionale Prototypen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ntwicklung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Evaluationsergebnisse UI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valuati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Kommunikationsziele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Brainstormin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bwägunge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eilenstein 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7" office:value-type="string">
            <text:p>MS5 14.12.2015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>
            <text:p>Prozessassessment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Kritische Prüfun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Fazit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Poster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Überlegunge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bwägung welche Informatione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Implementation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Programmierung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Konfigurationsdateien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Exportieru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table:style-name="ce4" office:value-type="string">
            <text:p>Installationsdoku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Zusammentrage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Ausarbeitun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>
            <text:p>MS6 18.01.2015</text:p>
          </table:table-cell>
          <table:table-cell table:style-name="ce7" table:number-columns-repeated="3"/>
          <table:table-cell table:style-name="ce21" office:value-type="string">
            <text:p>Deadline zum 18.01.201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Projektbegründungen</text:p>
          </table:table-cell>
          <table:table-cell table:number-columns-repeated="2"/>
          <table:table-cell table:formula="of:=SUM([.H5:.H127])" office:value-type="float" office:value="286">
            <text:p>286</text:p>
          </table:table-cell>
          <table:table-cell table:formula="of:=SUM(i7o18:[.O19])" office:value-type="float" office:value="0">
            <text:p>#NAME?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Projektplan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23.12.2015</text:date>, <text:time>11:35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16:49.05</meta:creation-date>
    <dc:date>2015-12-23T11:35:55.75</dc:date>
    <meta:editing-duration>PT6H16M1S</meta:editing-duration>
    <meta:editing-cycles>11</meta:editing-cycles>
    <meta:generator>OpenOffice/4.1.0$Win32 OpenOffice.org_project/410m18$Build-9764</meta:generator>
    <dc:creator>bernd  schneider</dc:creator>
    <meta:document-statistic meta:table-count="3" meta:cell-count="219" meta:object-count="0"/>
  </office:meta>
</office:document-meta>
</file>